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148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.3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0.474cm"/>
    </style:style>
    <style:style style:name="co9" style:family="table-column">
      <style:table-column-properties fo:break-before="auto" style:column-width="3.207cm"/>
    </style:style>
    <style:style style:name="co10" style:family="table-column">
      <style:table-column-properties fo:break-before="auto" style:column-width="0.55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0.806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0.589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0.545cm"/>
    </style:style>
    <style:style style:name="ro1" style:family="table-row">
      <style:table-row-properties style:row-height="0.594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font-name="Arial Unicode MS" style:font-name-asian="Arial Unicode MS" style:font-name-complex="Arial Unicode MS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977" table:default-cell-style-name="Default"/>
        <table:table-row table:style-name="ro1">
          <table:table-cell table:style-name="ce1" office:value-type="string">
            <text:p>CA</text:p>
          </table:table-cell>
          <table:table-cell/>
          <table:table-cell office:value-type="float" office:value="508">
            <text:p>508</text:p>
          </table:table-cell>
          <table:table-cell/>
          <table:table-cell table:style-name="ce1" office:value-type="string">
            <text:p>Q01---</text:p>
          </table:table-cell>
          <table:table-cell table:style-name="ce1" office:value-type="string">
            <text:p>[1]PC</text:p>
          </table:table-cell>
          <table:table-cell/>
          <table:table-cell table:style-name="ce1" office:value-type="string">
            <text:p>[2]Cindy</text:p>
          </table:table-cell>
          <table:table-cell/>
          <table:table-cell table:style-name="ce1" office:value-type="string">
            <text:p>[3]</text:p>
          </table:table-cell>
          <table:table-cell/>
          <table:table-cell table:style-name="ce1" office:value-type="string">
            <text:p>[4]R</text:p>
          </table:table-cell>
          <table:table-cell/>
          <table:table-cell table:style-name="ce1" office:value-type="string">
            <text:p>[5]</text:p>
          </table:table-cell>
          <table:table-cell/>
          <table:table-cell table:style-name="ce1" office:value-type="string">
            <text:p>[6]KeT</text:p>
          </table:table-cell>
          <table:table-cell table:number-columns-repeated="2"/>
          <table:table-cell office:value-type="string">
            <text:p>Q02---</text:p>
          </table:table-cell>
          <table:table-cell office:value-type="string">
            <text:p>[1] fr(1+4:3)</text:p>
          </table:table-cell>
          <table:table-cell office:value-type="float" office:value="2">
            <text:p>2</text:p>
          </table:table-cell>
          <table:table-cell office:value-type="string">
            <text:p>[2] a+fr(b:c)+d</text:p>
          </table:table-cell>
          <table:table-cell office:value-type="float" office:value="2">
            <text:p>2</text:p>
          </table:table-cell>
          <table:table-cell office:value-type="string">
            <text:p>[3] fr(sq(2):2)</text:p>
          </table:table-cell>
          <table:table-cell office:value-type="float" office:value="2">
            <text:p>2</text:p>
          </table:table-cell>
          <table:table-cell office:value-type="string">
            <text:p>[4] pirˆ(2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3---</text:p>
          </table:table-cell>
          <table:table-cell office:value-type="string">
            <text:p>[1] -fr(3:5)</text:p>
          </table:table-cell>
          <table:table-cell office:value-type="float" office:value="2">
            <text:p>2</text:p>
          </table:table-cell>
          <table:table-cell office:value-type="string">
            <text:p>[2] fr(xy:x+y)</text:p>
          </table:table-cell>
          <table:table-cell office:value-type="float" office:value="2">
            <text:p>2</text:p>
          </table:table-cell>
          <table:table-cell office:value-type="string">
            <text:p>[3] sq(3)-sq(2)</text:p>
          </table:table-cell>
          <table:table-cell office:value-type="float" office:value="2">
            <text:p>2</text:p>
          </table:table-cell>
          <table:table-cell office:value-type="string">
            <text:p>[4] fr(pi:2)</text:p>
          </table:table-cell>
          <table:table-cell office:value-type="float" office:value="2">
            <text:p>2</text:p>
          </table:table-cell>
          <table:table-cell/>
          <table:table-cell office:value-type="string">
            <text:p>Q04---</text:p>
          </table:table-cell>
          <table:table-cell office:value-type="string">
            <text:p>[1] 2x^2+3x+1</text:p>
          </table:table-cell>
          <table:table-cell office:value-type="float" office:value="2">
            <text:p>2</text:p>
          </table:table-cell>
          <table:table-cell office:value-type="string">
            <text:p>[2]</text:p>
          </table:table-cell>
          <table:table-cell office:value-type="float" office:value="2">
            <text:p>2</text:p>
          </table:table-cell>
          <table:table-cell office:value-type="string">
            <text:p>[3]</text:p>
          </table:table-cell>
          <table:table-cell office:value-type="float" office:value="2">
            <text:p>2</text:p>
          </table:table-cell>
          <table:table-cell office:value-type="string">
            <text:p>[4] sin(x)+cos(x)</text:p>
          </table:table-cell>
          <table:table-cell office:value-type="float" office:value="2">
            <text:p>2</text:p>
          </table:table-cell>
          <table:table-cell table:number-columns-repeated="977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0001AC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4:47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不明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不明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23:54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b/c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32:3</text:p>
          </table:table-cell>
          <table:table-cell office:value-type="string">
            <text:p>Q03---</text:p>
          </table:table-cell>
          <table:table-cell office:value-type="string">
            <text:p>[1] <text:s/>{-\dfrac{3}{5}}</text:p>
          </table:table-cell>
          <table:table-cell office:value-type="float" office:value="2">
            <text:p>2</text:p>
          </table:table-cell>
          <table:table-cell office:value-type="string">
            <text:p>[2] <text:s/>{\dfrac{xy}{x+y}}</text:p>
          </table:table-cell>
          <table:table-cell office:value-type="float" office:value="2">
            <text:p>2</text:p>
          </table:table-cell>
          <table:table-cell office:value-type="string">
            <text:p>[3] <text:s/>{}sq(3)-sq(2)</text:p>
          </table:table-cell>
          <table:table-cell office:value-type="float" office:value="2">
            <text:p>2</text:p>
          </table:table-cell>
          <table:table-cell office:value-type="string">
            <text:p>[4] <text:s/>{\dfrac{pi}{2}}</text:p>
          </table:table-cell>
          <table:table-cell office:value-type="float" office:value="2">
            <text:p>2</text:p>
          </table:table-cell>
          <table:table-cell office:value-type="string">
            <text:p>12:38:10</text:p>
          </table:table-cell>
          <table:table-cell office:value-type="string">
            <text:p>Q04---</text:p>
          </table:table-cell>
          <table:table-cell office:value-type="string">
            <text:p>[1] <text:s/>{2x^2+3x+1}</text:p>
          </table:table-cell>
          <table:table-cell office:value-type="float" office:value="2">
            <text:p>2</text:p>
          </table:table-cell>
          <table:table-cell office:value-type="string">
            <text:p>[2]0}</text:p>
          </table:table-cell>
          <table:table-cell office:value-type="float" office:value="2">
            <text:p>2</text:p>
          </table:table-cell>
          <table:table-cell office:value-type="string">
            <text:p>[3]\dfrac{sq(3)}{3}}</text:p>
          </table:table-cell>
          <table:table-cell office:value-type="float" office:value="2">
            <text:p>2</text:p>
          </table:table-cell>
          <table:table-cell office:value-type="string">
            <text:p>[4] <text:s/>{sin(x)+cos(x)}</text:p>
          </table:table-cell>
          <table:table-cell office:value-type="float" office:value="2">
            <text:p>2</text:p>
          </table:table-cell>
          <table:table-cell/>
          <table:table-cell table:formula="of:=[.AO2]+[.AQ2]+[.AS2]+[.AU2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string">
            <text:p>0005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8:20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3:3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21:28</text:p>
          </table:table-cell>
          <table:table-cell office:value-type="string">
            <text:p>Q03---</text:p>
          </table:table-cell>
          <table:table-cell office:value-type="string">
            <text:p>[1] <text:s/>{-fr(3:5)}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4:35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3]+[.AQ3]+[.AS3]+[.AU3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0013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5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ダウンロード方法を確認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ダウンロード方法を確認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8:5</text:p>
          </table:table-cell>
          <table:table-cell office:value-type="string">
            <text:p>Q02---</text:p>
          </table:table-cell>
          <table:table-cell office:value-type="string">
            <text:p>[1]fr(1+4:3)</text:p>
          </table:table-cell>
          <table:table-cell office:value-type="float" office:value="2">
            <text:p>2</text:p>
          </table:table-cell>
          <table:table-cell office:value-type="string">
            <text:p>[2]a+b/c+d</text:p>
          </table:table-cell>
          <table:table-cell office:value-type="float" office:value="2">
            <text:p>2</text:p>
          </table:table-cell>
          <table:table-cell office:value-type="string">
            <text:p>[3]sq(2)/2</text:p>
          </table:table-cell>
          <table:table-cell office:value-type="float" office:value="2">
            <text:p>2</text:p>
          </table:table-cell>
          <table:table-cell office:value-type="string">
            <text:p>[4]　pir^(2)</text:p>
          </table:table-cell>
          <table:table-cell office:value-type="float" office:value="2">
            <text:p>2</text:p>
          </table:table-cell>
          <table:table-cell office:value-type="string">
            <text:p>12:27:57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fr(xy:x+y)</text:p>
          </table:table-cell>
          <table:table-cell office:value-type="float" office:value="2">
            <text:p>2</text:p>
          </table:table-cell>
          <table:table-cell office:value-type="string">
            <text:p>[3] <text:s/>sq({3}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35:59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4]+[.AQ4]+[.AS4]+[.AU4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0028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21:56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pan text:style-name="T1">まだ開い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まだ開い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2:1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(cross)pi</text:p>
          </table:table-cell>
          <table:table-cell office:value-type="float" office:value="2">
            <text:p>2</text:p>
          </table:table-cell>
          <table:table-cell office:value-type="string">
            <text:p>15:1:56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fr(pi:2)</text:p>
          </table:table-cell>
          <table:table-cell office:value-type="float" office:value="2">
            <text:p>2</text:p>
          </table:table-cell>
          <table:table-cell office:value-type="string">
            <text:p>15:6:20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5]+[.AQ5]+[.AS5]+[.AU5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0034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12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2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まだインストールして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まだインストールして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1:6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4:8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6:29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6]+[.AQ6]+[.AS6]+[.AU6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0047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8:24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2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立ち上が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2:48</text:p>
          </table:table-cell>
          <table:table-cell office:value-type="string">
            <text:p>Q02---</text:p>
          </table:table-cell>
          <table:table-cell office:value-type="string">
            <text:p>[1]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20:45</text:p>
          </table:table-cell>
          <table:table-cell office:value-type="string">
            <text:p>Q03---</text:p>
          </table:table-cell>
          <table:table-cell office:value-type="string">
            <text:p>[1] -fr(3:5)</text:p>
          </table:table-cell>
          <table:table-cell office:value-type="float" office:value="2">
            <text:p>2</text:p>
          </table:table-cell>
          <table:table-cell office:value-type="string">
            <text:p>[2] 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3:11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7]+[.AQ7]+[.AS7]+[.AU7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string">
            <text:p>0048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52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立ち上が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立ち上が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46:2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48:45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51:49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8]+[.AQ8]+[.AS8]+[.AU8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0050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17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5:52</text:p>
          </table:table-cell>
          <table:table-cell office:value-type="string">
            <text:p>Q02---</text:p>
          </table:table-cell>
          <table:table-cell office:value-type="string">
            <text:p>[1] <text:s/>fr(4:3)+1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pir^(2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12:22:59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9]+[.AQ9]+[.AS9]+[.AU9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string">
            <text:p>0055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6:37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0:23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2:28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5:13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 <text:s/>3*x-4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0]+[.AQ10]+[.AS10]+[.AU10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0059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17:30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2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かしては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2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かしては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0:58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8</text:p>
          </table:table-cell>
          <table:table-cell office:value-type="float" office:value="2">
            <text:p>2</text:p>
          </table:table-cell>
          <table:table-cell office:value-type="string">
            <text:p>12:12:36</text:p>
          </table:table-cell>
          <table:table-cell office:value-type="string">
            <text:p>Q03---</text:p>
          </table:table-cell>
          <table:table-cell office:value-type="string">
            <text:p>[1] <text:s text:c="2"/>{-\dfrac{3}{5}}</text:p>
          </table:table-cell>
          <table:table-cell office:value-type="float" office:value="2">
            <text:p>2</text:p>
          </table:table-cell>
          <table:table-cell office:value-type="string">
            <text:p>[2] <text:s text:c="2"/>{\dfrac{xy}{x+y}}</text:p>
          </table:table-cell>
          <table:table-cell office:value-type="float" office:value="2">
            <text:p>2</text:p>
          </table:table-cell>
          <table:table-cell office:value-type="string">
            <text:p>[3] <text:s/>{\sqrt{3}-\sqrt{2}}</text:p>
          </table:table-cell>
          <table:table-cell office:value-type="float" office:value="2">
            <text:p>2</text:p>
          </table:table-cell>
          <table:table-cell office:value-type="string">
            <text:p>[4] <text:s/>{\dfrac{pi}{2}}</text:p>
          </table:table-cell>
          <table:table-cell office:value-type="float" office:value="2">
            <text:p>2</text:p>
          </table:table-cell>
          <table:table-cell office:value-type="string">
            <text:p>12:14:4</text:p>
          </table:table-cell>
          <table:table-cell office:value-type="string">
            <text:p>Q04---</text:p>
          </table:table-cell>
          <table:table-cell office:value-type="string">
            <text:p>[1] <text:s/>{2x^2+3x+1}</text:p>
          </table:table-cell>
          <table:table-cell office:value-type="float" office:value="2">
            <text:p>2</text:p>
          </table:table-cell>
          <table:table-cell office:value-type="string">
            <text:p>[2]0}</text:p>
          </table:table-cell>
          <table:table-cell office:value-type="float" office:value="2">
            <text:p>2</text:p>
          </table:table-cell>
          <table:table-cell office:value-type="string">
            <text:p>[3]\dfrac{\sqrt{3}}{3}}</text:p>
          </table:table-cell>
          <table:table-cell office:value-type="float" office:value="2">
            <text:p>2</text:p>
          </table:table-cell>
          <table:table-cell office:value-type="string">
            <text:p>[4] <text:s/>{\sin x+\cos x}</text:p>
          </table:table-cell>
          <table:table-cell office:value-type="float" office:value="2">
            <text:p>2</text:p>
          </table:table-cell>
          <table:table-cell/>
          <table:table-cell table:formula="of:=[.AO11]+[.AQ11]+[.AS11]+[.AU11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string">
            <text:p>0061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4:44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<text:span text:style-name="T1">１</text:span>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<text:span text:style-name="T1">３</text:span>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<text:span text:style-name="T1">３</text:span>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<text:span text:style-name="T1">３</text:span></text:p>
          </table:table-cell>
          <table:table-cell office:value-type="float" office:value="2">
            <text:p>2</text:p>
          </table:table-cell>
          <table:table-cell office:value-type="string">
            <text:p>12:12:54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21:49</text:p>
          </table:table-cell>
          <table:table-cell office:value-type="string">
            <text:p>Q03---</text:p>
          </table:table-cell>
          <table:table-cell office:value-type="string">
            <text:p>-fr(3:5)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8:23</text:p>
          </table:table-cell>
          <table:table-cell office:value-type="string">
            <text:p>Q04---</text:p>
          </table:table-cell>
          <table:table-cell office:value-type="string">
            <text:p>[1] <text:s/>2x^2+3x+1</text:p>
          </table:table-cell>
          <table:table-cell office:value-type="float" office:value="2">
            <text:p>2</text:p>
          </table:table-cell>
          <table:table-cell office:value-type="string">
            <text:p>[2]fr(4:3)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2]+[.AQ12]+[.AS12]+[.AU12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0064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38:49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1:5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7:42</text:p>
          </table:table-cell>
          <table:table-cell office:value-type="string">
            <text:p>Q03---</text:p>
          </table:table-cell>
          <table:table-cell office:value-type="string">
            <text:p>[1] <text:s/>{-\dfrac{3}{5}}</text:p>
          </table:table-cell>
          <table:table-cell office:value-type="float" office:value="2">
            <text:p>2</text:p>
          </table:table-cell>
          <table:table-cell office:value-type="string">
            <text:p>[2] <text:s/>{\dfrac{xy}{x+y}}</text:p>
          </table:table-cell>
          <table:table-cell office:value-type="float" office:value="2">
            <text:p>2</text:p>
          </table:table-cell>
          <table:table-cell office:value-type="string">
            <text:p>[3] <text:s/>{\sqrt{3}-\sqrt{2}}</text:p>
          </table:table-cell>
          <table:table-cell office:value-type="float" office:value="2">
            <text:p>2</text:p>
          </table:table-cell>
          <table:table-cell office:value-type="string">
            <text:p>[4] <text:s/>{\dfrac{pi}{2}}</text:p>
          </table:table-cell>
          <table:table-cell office:value-type="float" office:value="2">
            <text:p>2</text:p>
          </table:table-cell>
          <table:table-cell office:value-type="string">
            <text:p>12:23:40</text:p>
          </table:table-cell>
          <table:table-cell office:value-type="string">
            <text:p>Q04---</text:p>
          </table:table-cell>
          <table:table-cell office:value-type="string">
            <text:p>[1] <text:s/>{2x^(2)+3x+1}</text:p>
          </table:table-cell>
          <table:table-cell office:value-type="float" office:value="2">
            <text:p>2</text:p>
          </table:table-cell>
          <table:table-cell office:value-type="string">
            <text:p>[2]0}</text:p>
          </table:table-cell>
          <table:table-cell office:value-type="float" office:value="2">
            <text:p>2</text:p>
          </table:table-cell>
          <table:table-cell office:value-type="string">
            <text:p>[3]\dfrac{\sqrt{3}}{3}}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3]+[.AQ13]+[.AS13]+[.AU13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0070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17:39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が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が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0:17</text:p>
          </table:table-cell>
          <table:table-cell office:value-type="string">
            <text:p>Q02---</text:p>
          </table:table-cell>
          <table:table-cell office:value-type="string">
            <text:p>[1] 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4:59</text:p>
          </table:table-cell>
          <table:table-cell office:value-type="string">
            <text:p>Q03---</text:p>
          </table:table-cell>
          <table:table-cell office:value-type="string">
            <text:p>[1] 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8:8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4]+[.AQ14]+[.AS14]+[.AU14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string">
            <text:p>0084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19:49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作確認を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作確認を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2:23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20:7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2:53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5]+[.AQ15]+[.AS15]+[.AU15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0085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20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か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か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8:22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b/c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16]+[.AQ16]+[.AS16]+[.AU16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0086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36:1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25:28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pir^(2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17]+[.AQ17]+[.AS17]+[.AU17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0088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20:48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2:9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34:26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38:10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8]+[.AQ18]+[.AS18]+[.AU18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string">
            <text:p>0089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3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2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の仕方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<text:span text:style-name="T1">インストールの仕方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7:59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a+ fr(b:c)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2:50</text:p>
          </table:table-cell>
          <table:table-cell office:value-type="string">
            <text:p>Q03---</text:p>
          </table:table-cell>
          <table:table-cell office:value-type="string">
            <text:p>[1]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5:23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19]+[.AQ19]+[.AS19]+[.AU19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string">
            <text:p>0090AH</text:p>
          </table:table-cell>
          <table:table-cell table:number-columns-repeated="3"/>
          <table:table-cell table:style-name="ce1" office:value-type="string">
            <text:p>[1] na</text:p>
          </table:table-cell>
          <table:table-cell office:value-type="float" office:value="0">
            <text:p>0</text:p>
          </table:table-cell>
          <table:table-cell table:style-name="ce1" office:value-type="string">
            <text:p>[2] na</text:p>
          </table:table-cell>
          <table:table-cell office:value-type="float" office:value="0">
            <text:p>0</text:p>
          </table:table-cell>
          <table:table-cell table:style-name="ce1" office:value-type="string">
            <text:p>[3] na</text:p>
          </table:table-cell>
          <table:table-cell office:value-type="float" office:value="0">
            <text:p>0</text:p>
          </table:table-cell>
          <table:table-cell table:style-name="ce1" office:value-type="string">
            <text:p>[4] na</text:p>
          </table:table-cell>
          <table:table-cell office:value-type="float" office:value="0">
            <text:p>0</text:p>
          </table:table-cell>
          <table:table-cell table:style-name="ce1" office:value-type="string">
            <text:p>[5] na</text:p>
          </table:table-cell>
          <table:table-cell office:value-type="float" office:value="0">
            <text:p>0</text:p>
          </table:table-cell>
          <table:table-cell table:style-name="ce1" office:value-type="string">
            <text:p>[6] na</text:p>
          </table:table-cell>
          <table:table-cell office:value-type="float" office:value="0">
            <text:p>0</text:p>
          </table:table-cell>
          <table:table-cell office:value-type="string">
            <text:p>12:8:44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a+fr(b:c)+d</text:p>
          </table:table-cell>
          <table:table-cell office:value-type="float" office:value="2">
            <text:p>2</text:p>
          </table:table-cell>
          <table:table-cell office:value-type="string">
            <text:p>[3]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4:6</text:p>
          </table:table-cell>
          <table:table-cell office:value-type="string">
            <text:p>Q03---</text:p>
          </table:table-cell>
          <table:table-cell office:value-type="string">
            <text:p>[1]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0:12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 <text:s/>3x-4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20]+[.AQ20]+[.AS20]+[.AU20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string">
            <text:p>0091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6:8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方法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方法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1:19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*r^(2)</text:p>
          </table:table-cell>
          <table:table-cell office:value-type="float" office:value="2">
            <text:p>2</text:p>
          </table:table-cell>
          <table:table-cell office:value-type="string">
            <text:p>12:13:35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6:5</text:p>
          </table:table-cell>
          <table:table-cell office:value-type="string">
            <text:p>Q04---</text:p>
          </table:table-cell>
          <table:table-cell office:value-type="string">
            <text:p>[1] <text:s/>2*x^(2)+3x+1</text:p>
          </table:table-cell>
          <table:table-cell office:value-type="float" office:value="2">
            <text:p>2</text:p>
          </table:table-cell>
          <table:table-cell office:value-type="string">
            <text:p>[2] <text:s/>3x-4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21]+[.AQ21]+[.AS21]+[.AU21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string">
            <text:p>0092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20:56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ダウンロード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ダウンロード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9:55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3:14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6:2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22]+[.AQ22]+[.AS22]+[.AU22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string">
            <text:p>0098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14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<text:span text:style-name="T1">３</text:span>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<text:span text:style-name="T1">２</text:span></text:p>
          </table:table-cell>
          <table:table-cell office:value-type="float" office:value="2">
            <text:p>2</text:p>
          </table:table-cell>
          <table:table-cell office:value-type="string">
            <text:p>12:7:36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b/c+d</text:p>
          </table:table-cell>
          <table:table-cell office:value-type="float" office:value="2">
            <text:p>2</text:p>
          </table:table-cell>
          <table:table-cell office:value-type="string">
            <text:p>[3] <text:s/>sq((2)/2)</text:p>
          </table:table-cell>
          <table:table-cell office:value-type="float" office:value="2">
            <text:p>2</text:p>
          </table:table-cell>
          <table:table-cell office:value-type="string">
            <text:p>[4] <text:s/>pir^(3)</text:p>
          </table:table-cell>
          <table:table-cell office:value-type="float" office:value="2">
            <text:p>2</text:p>
          </table:table-cell>
          <table:table-cell office:value-type="string">
            <text:p>12:20:54</text:p>
          </table:table-cell>
          <table:table-cell office:value-type="string">
            <text:p>Q03---</text:p>
          </table:table-cell>
          <table:table-cell office:value-type="string">
            <text:p>[1]-fr(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5:0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23]+[.AQ23]+[.AS23]+[.AU23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string">
            <text:p>0099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2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まだインストールでき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まだインストールでき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0:18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5:57</text:p>
          </table:table-cell>
          <table:table-cell office:value-type="string">
            <text:p>Q03---</text:p>
          </table:table-cell>
          <table:table-cell office:value-type="string">
            <text:p>[1] <text:s/>fr(-3:5)</text:p>
          </table:table-cell>
          <table:table-cell office:value-type="float" office:value="2">
            <text:p>2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9:19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24]+[.AQ24]+[.AS24]+[.AU24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string">
            <text:p>0102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5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が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が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0:42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</text:p>
          </table:table-cell>
          <table:table-cell office:value-type="float" office:value="1">
            <text:p>1</text:p>
          </table:table-cell>
          <table:table-cell office:value-type="string">
            <text:p>[4]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25]+[.AQ25]+[.AS25]+[.AU25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1003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51:0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未インストール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未インストール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2:22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9:56</text:p>
          </table:table-cell>
          <table:table-cell office:value-type="string">
            <text:p>Q03---</text:p>
          </table:table-cell>
          <table:table-cell office:value-type="string">
            <text:p>[1] <text:s/>@-fr(3:5)@</text:p>
          </table:table-cell>
          <table:table-cell office:value-type="float" office:value="0">
            <text:p>0</text:p>
          </table:table-cell>
          <table:table-cell office:value-type="string">
            <text:p>[2] <text:s/>@fr(xy:x+y)@</text:p>
          </table:table-cell>
          <table:table-cell office:value-type="float" office:value="2">
            <text:p>2</text:p>
          </table:table-cell>
          <table:table-cell office:value-type="string">
            <text:p>[3] <text:s/>@sq(3)-sq(2)@</text:p>
          </table:table-cell>
          <table:table-cell office:value-type="float" office:value="2">
            <text:p>2</text:p>
          </table:table-cell>
          <table:table-cell office:value-type="string">
            <text:p>[4] <text:s/>@fr(pi:2)@</text:p>
          </table:table-cell>
          <table:table-cell office:value-type="float" office:value="2">
            <text:p>2</text:p>
          </table:table-cell>
          <table:table-cell office:value-type="string">
            <text:p>12:25:37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table:style-name="ce2" office:value-type="float" office:value="2">
            <text:p>2</text:p>
          </table:table-cell>
          <table:table-cell/>
          <table:table-cell table:formula="of:=[.AO26]+[.AQ26]+[.AS26]+[.AU26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string">
            <text:p>3002MH</text:p>
          </table:table-cell>
          <table:table-cell table:number-columns-repeated="3"/>
          <table:table-cell table:style-name="ce1" office:value-type="string">
            <text:p>[1] na</text:p>
          </table:table-cell>
          <table:table-cell office:value-type="float" office:value="0">
            <text:p>0</text:p>
          </table:table-cell>
          <table:table-cell table:style-name="ce1" office:value-type="string">
            <text:p>[2] na</text:p>
          </table:table-cell>
          <table:table-cell office:value-type="float" office:value="0">
            <text:p>0</text:p>
          </table:table-cell>
          <table:table-cell table:style-name="ce1" office:value-type="string">
            <text:p>[3] na</text:p>
          </table:table-cell>
          <table:table-cell office:value-type="float" office:value="0">
            <text:p>0</text:p>
          </table:table-cell>
          <table:table-cell table:style-name="ce1" office:value-type="string">
            <text:p>[4] na</text:p>
          </table:table-cell>
          <table:table-cell office:value-type="float" office:value="0">
            <text:p>0</text:p>
          </table:table-cell>
          <table:table-cell table:style-name="ce1" office:value-type="string">
            <text:p>[5] na</text:p>
          </table:table-cell>
          <table:table-cell office:value-type="float" office:value="0">
            <text:p>0</text:p>
          </table:table-cell>
          <table:table-cell table:style-name="ce1" office:value-type="string">
            <text:p>[6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27]+[.AQ27]+[.AS27]+[.AU27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string">
            <text:p>1006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25:46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でき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28]+[.AQ28]+[.AS28]+[.AU28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string">
            <text:p>1054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37:3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か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かし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32:0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B/C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office:value-type="string">
            <text:p>12:28:51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29]+[.AQ29]+[.AS29]+[.AU29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string">
            <text:p>1100AH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6:0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方法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方法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2:11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22:44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0">
            <text:p>0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30]+[.AQ30]+[.AS30]+[.AU30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0029BN</text:p>
          </table:table-cell>
          <table:table-cell office:value-type="float" office:value="508">
            <text:p>508</text:p>
          </table:table-cell>
          <table:table-cell table:style-name="ce1" office:value-type="string">
            <text:p>14:31:46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9:28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a+fr(b:c)+d</text:p>
          </table:table-cell>
          <table:table-cell office:value-type="float" office:value="2">
            <text:p>2</text:p>
          </table:table-cell>
          <table:table-cell office:value-type="string">
            <text:p>[3] <text:s/>sq(2)/2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7:55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0">
            <text:p>0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2:20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31]+[.AQ31]+[.AS31]+[.AU31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31">
            <text:p>31</text:p>
          </table:table-cell>
          <table:table-cell table:style-name="ce1" office:value-type="string">
            <text:p>1004BN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6:3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方法がわからない。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2:16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7:24</text:p>
          </table:table-cell>
          <table:table-cell office:value-type="string">
            <text:p>Q03---</text:p>
          </table:table-cell>
          <table:table-cell office:value-type="string">
            <text:p>[1] <text:s/>-\dfrac{3}{5}</text:p>
          </table:table-cell>
          <table:table-cell office:value-type="float" office:value="0">
            <text:p>0</text:p>
          </table:table-cell>
          <table:table-cell office:value-type="string">
            <text:p>[2] <text:s/>{\dfrac{xy}{x+y}}</text:p>
          </table:table-cell>
          <table:table-cell office:value-type="float" office:value="2">
            <text:p>2</text:p>
          </table:table-cell>
          <table:table-cell office:value-type="string">
            <text:p>[3] <text:s/>{\sqrt{3}-\sqrt{2}}</text:p>
          </table:table-cell>
          <table:table-cell office:value-type="float" office:value="2">
            <text:p>2</text:p>
          </table:table-cell>
          <table:table-cell office:value-type="string">
            <text:p>[4] <text:s/>{\dfrac{pi}{2}}</text:p>
          </table:table-cell>
          <table:table-cell office:value-type="float" office:value="2">
            <text:p>2</text:p>
          </table:table-cell>
          <table:table-cell office:value-type="string">
            <text:p>12:26:36</text:p>
          </table:table-cell>
          <table:table-cell office:value-type="string">
            <text:p>Q04---</text:p>
          </table:table-cell>
          <table:table-cell office:value-type="string">
            <text:p>[1] <text:s/>{2x^(2)+3x+1}</text:p>
          </table:table-cell>
          <table:table-cell office:value-type="float" office:value="2">
            <text:p>2</text:p>
          </table:table-cell>
          <table:table-cell office:value-type="string">
            <text:p>[2]0}</text:p>
          </table:table-cell>
          <table:table-cell office:value-type="float" office:value="2">
            <text:p>2</text:p>
          </table:table-cell>
          <table:table-cell office:value-type="string">
            <text:p>[3]\dfrac{\sqrt{3}}{3}}</text:p>
          </table:table-cell>
          <table:table-cell office:value-type="float" office:value="2">
            <text:p>2</text:p>
          </table:table-cell>
          <table:table-cell office:value-type="string">
            <text:p>[4] {\sin x+\cos x}</text:p>
          </table:table-cell>
          <table:table-cell office:value-type="float" office:value="2">
            <text:p>2</text:p>
          </table:table-cell>
          <table:table-cell/>
          <table:table-cell table:formula="of:=[.AO32]+[.AQ32]+[.AS32]+[.AU32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32">
            <text:p>32</text:p>
          </table:table-cell>
          <table:table-cell table:style-name="ce1" office:value-type="string">
            <text:p>1061BN</text:p>
          </table:table-cell>
          <table:table-cell table:number-columns-repeated="3"/>
          <table:table-cell table:style-name="ce1" office:value-type="string">
            <text:p>[1] na</text:p>
          </table:table-cell>
          <table:table-cell office:value-type="float" office:value="0">
            <text:p>0</text:p>
          </table:table-cell>
          <table:table-cell table:style-name="ce1" office:value-type="string">
            <text:p>[2] na</text:p>
          </table:table-cell>
          <table:table-cell office:value-type="float" office:value="0">
            <text:p>0</text:p>
          </table:table-cell>
          <table:table-cell table:style-name="ce1" office:value-type="string">
            <text:p>[3] na</text:p>
          </table:table-cell>
          <table:table-cell office:value-type="float" office:value="0">
            <text:p>0</text:p>
          </table:table-cell>
          <table:table-cell table:style-name="ce1" office:value-type="string">
            <text:p>[4] na</text:p>
          </table:table-cell>
          <table:table-cell office:value-type="float" office:value="0">
            <text:p>0</text:p>
          </table:table-cell>
          <table:table-cell table:style-name="ce1" office:value-type="string">
            <text:p>[5] na</text:p>
          </table:table-cell>
          <table:table-cell office:value-type="float" office:value="0">
            <text:p>0</text:p>
          </table:table-cell>
          <table:table-cell table:style-name="ce1" office:value-type="string">
            <text:p>[6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table:number-columns-repeated="3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33]+[.AQ33]+[.AS33]+[.AU33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33">
            <text:p>33</text:p>
          </table:table-cell>
          <table:table-cell table:style-name="ce1" office:value-type="string">
            <text:p>0044BV</text:p>
          </table:table-cell>
          <table:table-cell office:value-type="float" office:value="508">
            <text:p>508</text:p>
          </table:table-cell>
          <table:table-cell table:style-name="ce1" office:value-type="string">
            <text:p>11:34:51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動いた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1</text:p>
          </table:table-cell>
          <table:table-cell office:value-type="float" office:value="2">
            <text:p>2</text:p>
          </table:table-cell>
          <table:table-cell office:value-type="string">
            <text:p>12:13:11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34]+[.AQ34]+[.AS34]+[.AU34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34">
            <text:p>34</text:p>
          </table:table-cell>
          <table:table-cell table:style-name="ce1" office:value-type="string">
            <text:p>1072MF</text:p>
          </table:table-cell>
          <table:table-cell table:number-columns-repeated="3"/>
          <table:table-cell table:style-name="ce1" office:value-type="string">
            <text:p>[1] na</text:p>
          </table:table-cell>
          <table:table-cell office:value-type="float" office:value="0">
            <text:p>0</text:p>
          </table:table-cell>
          <table:table-cell table:style-name="ce1" office:value-type="string">
            <text:p>[2] na</text:p>
          </table:table-cell>
          <table:table-cell office:value-type="float" office:value="0">
            <text:p>0</text:p>
          </table:table-cell>
          <table:table-cell table:style-name="ce1" office:value-type="string">
            <text:p>[3] na</text:p>
          </table:table-cell>
          <table:table-cell office:value-type="float" office:value="0">
            <text:p>0</text:p>
          </table:table-cell>
          <table:table-cell table:style-name="ce1" office:value-type="string">
            <text:p>[4] na</text:p>
          </table:table-cell>
          <table:table-cell office:value-type="float" office:value="0">
            <text:p>0</text:p>
          </table:table-cell>
          <table:table-cell table:style-name="ce1" office:value-type="string">
            <text:p>[5] na</text:p>
          </table:table-cell>
          <table:table-cell office:value-type="float" office:value="0">
            <text:p>0</text:p>
          </table:table-cell>
          <table:table-cell table:style-name="ce1" office:value-type="string">
            <text:p>[6] 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table:number-columns-repeated="3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[1]na</text:p>
          </table:table-cell>
          <table:table-cell office:value-type="float" office:value="0">
            <text:p>0</text:p>
          </table:table-cell>
          <table:table-cell office:value-type="string">
            <text:p>[2]na</text:p>
          </table:table-cell>
          <table:table-cell office:value-type="float" office:value="0">
            <text:p>0</text:p>
          </table:table-cell>
          <table:table-cell office:value-type="string">
            <text:p>[3]na</text:p>
          </table:table-cell>
          <table:table-cell office:value-type="float" office:value="0">
            <text:p>0</text:p>
          </table:table-cell>
          <table:table-cell office:value-type="string">
            <text:p>[4]na</text:p>
          </table:table-cell>
          <table:table-cell office:value-type="float" office:value="0">
            <text:p>0</text:p>
          </table:table-cell>
          <table:table-cell/>
          <table:table-cell table:formula="of:=[.AO35]+[.AQ35]+[.AS35]+[.AU35]" office:value-type="float" office:value="0">
            <text:p>0</text:p>
          </table:table-cell>
          <table:table-cell table:number-columns-repeated="975"/>
        </table:table-row>
        <table:table-row table:style-name="ro1">
          <table:table-cell office:value-type="float" office:value="35">
            <text:p>35</text:p>
          </table:table-cell>
          <table:table-cell table:style-name="ce1" office:value-type="string">
            <text:p>3042MF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6:36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の仕方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の仕方がわから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1:59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1:sq(2)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5:31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0">
            <text:p>0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9:28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36]+[.AQ36]+[.AS36]+[.AU36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3072MF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5:47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でき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できていない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12:40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<text:s/>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7:11</text:p>
          </table:table-cell>
          <table:table-cell office:value-type="string">
            <text:p>Q03---</text:p>
          </table:table-cell>
          <table:table-cell office:value-type="string">
            <text:p>[1] <text:s/>-fr(3:5)</text:p>
          </table:table-cell>
          <table:table-cell office:value-type="float" office:value="0">
            <text:p>0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<text:s/>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20:27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37]+[.AQ37]+[.AS37]+[.AU37]" office:value-type="float" office:value="8">
            <text:p>8</text:p>
          </table:table-cell>
          <table:table-cell table:number-columns-repeated="975"/>
        </table:table-row>
        <table:table-row table:style-name="ro1">
          <table:table-cell office:value-type="float" office:value="37">
            <text:p>37</text:p>
          </table:table-cell>
          <table:table-cell table:style-name="ce1" office:value-type="string">
            <text:p>3118MF</text:p>
          </table:table-cell>
          <table:table-cell office:value-type="float" office:value="508">
            <text:p>508</text:p>
          </table:table-cell>
          <table:table-cell table:style-name="ce1" office:value-type="string">
            <text:p>11:47:54</text:p>
          </table:table-cell>
          <table:table-cell table:style-name="ce1" office:value-type="string">
            <text:p>Q01---</text:p>
          </table:table-cell>
          <table:table-cell table:style-name="ce1" office:value-type="string">
            <text:p>[1]= <text:s/>1</text:p>
          </table:table-cell>
          <table:table-cell office:value-type="float" office:value="2">
            <text:p>2</text:p>
          </table:table-cell>
          <table:table-cell table:style-name="ce1" office:value-type="string">
            <text:p>[2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3]= <text:s/><text:span text:style-name="T1">インストールしていません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4]= <text:s/>3</text:p>
          </table:table-cell>
          <table:table-cell office:value-type="float" office:value="2">
            <text:p>2</text:p>
          </table:table-cell>
          <table:table-cell table:style-name="ce1" office:value-type="string">
            <text:p>[5]= <text:s/><text:span text:style-name="T1">インストールしていません</text:span></text:p>
          </table:table-cell>
          <table:table-cell office:value-type="float" office:value="1">
            <text:p>1</text:p>
          </table:table-cell>
          <table:table-cell table:style-name="ce1" office:value-type="string">
            <text:p>[6]= <text:s/>2</text:p>
          </table:table-cell>
          <table:table-cell office:value-type="float" office:value="2">
            <text:p>2</text:p>
          </table:table-cell>
          <table:table-cell office:value-type="string">
            <text:p>12:9:46</text:p>
          </table:table-cell>
          <table:table-cell office:value-type="string">
            <text:p>Q02---</text:p>
          </table:table-cell>
          <table:table-cell office:value-type="string">
            <text:p>[1] <text:s/>fr(1+4:3)</text:p>
          </table:table-cell>
          <table:table-cell office:value-type="float" office:value="2">
            <text:p>2</text:p>
          </table:table-cell>
          <table:table-cell office:value-type="string">
            <text:p>[2] a+fr(b:c)+d</text:p>
          </table:table-cell>
          <table:table-cell office:value-type="float" office:value="2">
            <text:p>2</text:p>
          </table:table-cell>
          <table:table-cell office:value-type="string">
            <text:p>[3] <text:s/>fr(sq(2):2)</text:p>
          </table:table-cell>
          <table:table-cell office:value-type="float" office:value="2">
            <text:p>2</text:p>
          </table:table-cell>
          <table:table-cell office:value-type="string">
            <text:p>[4] <text:s/>pir^(2)</text:p>
          </table:table-cell>
          <table:table-cell office:value-type="float" office:value="2">
            <text:p>2</text:p>
          </table:table-cell>
          <table:table-cell office:value-type="string">
            <text:p>12:14:38</text:p>
          </table:table-cell>
          <table:table-cell office:value-type="string">
            <text:p>Q03---</text:p>
          </table:table-cell>
          <table:table-cell office:value-type="string">
            <text:p>[1] <text:s/>- fr(3:5)</text:p>
          </table:table-cell>
          <table:table-cell office:value-type="float" office:value="0">
            <text:p>0</text:p>
          </table:table-cell>
          <table:table-cell office:value-type="string">
            <text:p>[2] <text:s/>fr(xy:x+y)</text:p>
          </table:table-cell>
          <table:table-cell office:value-type="float" office:value="2">
            <text:p>2</text:p>
          </table:table-cell>
          <table:table-cell office:value-type="string">
            <text:p>[3] sq(3)-sq(2)</text:p>
          </table:table-cell>
          <table:table-cell office:value-type="float" office:value="2">
            <text:p>2</text:p>
          </table:table-cell>
          <table:table-cell office:value-type="string">
            <text:p>[4] <text:s/>fr(pi:2)</text:p>
          </table:table-cell>
          <table:table-cell office:value-type="float" office:value="2">
            <text:p>2</text:p>
          </table:table-cell>
          <table:table-cell office:value-type="string">
            <text:p>12:18:29</text:p>
          </table:table-cell>
          <table:table-cell office:value-type="string">
            <text:p>Q04---</text:p>
          </table:table-cell>
          <table:table-cell office:value-type="string">
            <text:p>[1] <text:s/>2x^(2)+3x+1</text:p>
          </table:table-cell>
          <table:table-cell office:value-type="float" office:value="2">
            <text:p>2</text:p>
          </table:table-cell>
          <table:table-cell office:value-type="string">
            <text:p>[2]0</text:p>
          </table:table-cell>
          <table:table-cell office:value-type="float" office:value="2">
            <text:p>2</text:p>
          </table:table-cell>
          <table:table-cell office:value-type="string">
            <text:p>[3]fr(sq(3):3)</text:p>
          </table:table-cell>
          <table:table-cell office:value-type="float" office:value="2">
            <text:p>2</text:p>
          </table:table-cell>
          <table:table-cell office:value-type="string">
            <text:p>[4] <text:s/>sin(x)+cos(x)</text:p>
          </table:table-cell>
          <table:table-cell office:value-type="float" office:value="2">
            <text:p>2</text:p>
          </table:table-cell>
          <table:table-cell/>
          <table:table-cell table:formula="of:=[.AO38]+[.AQ38]+[.AS38]+[.AU38]" office:value-type="float" office:value="8">
            <text:p>8</text:p>
          </table:table-cell>
          <table:table-cell table:number-columns-repeated="975"/>
        </table:table-row>
        <table:table-row table:style-name="ro1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Arial Unicode MS"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4">2024/08/04</text:date>, <text:time>17:3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akato Setsuo</dc:creator>
    <dc:date>2024-08-04T17:33:02</dc:date>
    <meta:editing-cycles>22</meta:editing-cycles>
    <meta:editing-duration>PT1H33S</meta:editing-duration>
    <meta:generator>OpenOffice/4.1.15$Unix OpenOffice.org_project/4115m2$Build-9813</meta:generator>
    <meta:document-statistic meta:table-count="1" meta:cell-count="1751" meta:object-count="0"/>
  </office:meta>
</office:document-meta>
</file>